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2pt" style:text-underline-style="none" fo:font-weight="normal" officeooo:rsid="001c3e27" officeooo:paragraph-rsid="001c3e27" fo:background-color="transparent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22pt" style:text-underline-style="none" fo:font-weight="normal" officeooo:rsid="001e0cfc" officeooo:paragraph-rsid="001e0cfc" fo:background-color="transparent" style:font-size-asian="22pt" style:font-weight-asian="normal" style:font-size-complex="2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rsid="001c3e27" officeooo:paragraph-rsid="001c3e27" fo:background-color="#ff9999" style:font-size-asian="32pt" style:font-weight-asian="bold" style:font-size-complex="32pt" style:font-weight-complex="bold"/>
    </style:style>
    <style:style style:name="T1" style:family="text">
      <style:text-properties fo:background-color="#ff9999" loext:char-shading-value="0"/>
    </style:style>
    <style:style style:name="T2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lato de viagem</text:p>
      <text:p text:style-name="P1">Quando viajei para minha vó no centro leste do Paraná,me senti feliz em ver a minha família e a grande calmaria.</text:p>
      <text:p text:style-name="P1">Lá é uma cidade pequena e tudo é calmo,tranquilo e quieto isso muitas vezes é entediante porém sinto uma sensação boa em estar longe.</text:p>
      <text:p text:style-name="P2">Há mais de dois anos que não visito lá,não sei se algo mudou ou continuou na mesma rotina “triste”.</text:p>
      <text:p text:style-name="P2">Não sei se sinto falta de lá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3T14:14:27.954398410</meta:creation-date>
    <dc:date>2022-09-08T14:25:32.205250458</dc:date>
    <meta:editing-duration>PT5M3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74" meta:character-count="389" meta:non-whitespace-character-count="320"/>
  </office:meta>
</office:document-meta>
</file>